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28in"/>
    </style:style>
    <style:style style:name="co2" style:family="table-column">
      <style:table-column-properties fo:break-before="auto" style:column-width="1.528in"/>
    </style:style>
    <style:style style:name="co3" style:family="table-column">
      <style:table-column-properties fo:break-before="auto" style:column-width="0.5429in"/>
    </style:style>
    <style:style style:name="co4" style:family="table-column">
      <style:table-column-properties fo:break-before="auto" style:column-width="0.6453in"/>
    </style:style>
    <style:style style:name="co5" style:family="table-column">
      <style:table-column-properties fo:break-before="auto" style:column-width="0.422in"/>
    </style:style>
    <style:style style:name="co6" style:family="table-column">
      <style:table-column-properties fo:break-before="auto" style:column-width="0.5799in"/>
    </style:style>
    <style:style style:name="co7" style:family="table-column">
      <style:table-column-properties fo:break-before="auto" style:column-width="0.8126in"/>
    </style:style>
    <style:style style:name="co8" style:family="table-column">
      <style:table-column-properties fo:break-before="auto" style:column-width="0.9516in"/>
    </style:style>
    <style:style style:name="co9" style:family="table-column">
      <style:table-column-properties fo:break-before="auto" style:column-width="0.8591in"/>
    </style:style>
    <style:style style:name="co10" style:family="table-column">
      <style:table-column-properties fo:break-before="auto" style:column-width="0.5709in"/>
    </style:style>
    <style:style style:name="co11" style:family="table-column">
      <style:table-column-properties fo:break-before="auto" style:column-width="0.6264in"/>
    </style:style>
    <style:style style:name="co12" style:family="table-column">
      <style:table-column-properties fo:break-before="auto" style:column-width="0.7193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4" table:default-cell-style-name="ce1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6" table:default-cell-style-name="ce1"/>
        <table:table-column table:style-name="co7" table:default-cell-style-name="Default"/>
        <table:table-column table:style-name="co7" table:default-cell-style-name="ce1"/>
        <table:table-column table:style-name="co8" table:default-cell-style-name="Default"/>
        <table:table-column table:style-name="co8" table:default-cell-style-name="ce1"/>
        <table:table-column table:style-name="co9" table:default-cell-style-name="Default"/>
        <table:table-column table:style-name="co9" table:default-cell-style-name="ce1"/>
        <table:table-column table:style-name="co10" table:default-cell-style-name="Default"/>
        <table:table-column table:style-name="co10" table:default-cell-style-name="ce1"/>
        <table:table-column table:style-name="co11" table:default-cell-style-name="Default"/>
        <table:table-column table:style-name="co11" table:default-cell-style-name="ce1"/>
        <table:table-column table:style-name="co12" table:default-cell-style-name="Default"/>
        <table:table-column table:style-name="co12" table:default-cell-style-name="ce1"/>
        <table:table-column table:style-name="co13" table:default-cell-style-name="Default"/>
        <table:table-row table:style-name="ro1">
          <table:table-cell/>
          <table:table-cell office:value-type="string">
            <text:p>vin</text:p>
          </table:table-cell>
          <table:table-cell/>
          <table:table-cell office:value-type="string">
            <text:p>year</text:p>
          </table:table-cell>
          <table:table-cell/>
          <table:table-cell table:style-name="Default" office:value-type="string">
            <text:p>slappers</text:p>
          </table:table-cell>
          <table:table-cell/>
          <table:table-cell office:value-type="string">
            <text:p>color</text:p>
          </table:table-cell>
          <table:table-cell/>
          <table:table-cell office:value-type="string">
            <text:p>interior</text:p>
          </table:table-cell>
          <table:table-cell/>
          <table:table-cell table:style-name="Default" office:value-type="string">
            <text:p>sunroof</text:p>
          </table:table-cell>
          <table:table-cell/>
          <table:table-cell table:style-name="Default" office:value-type="string">
            <text:p>comp_prep</text:p>
          </table:table-cell>
          <table:table-cell/>
          <table:table-cell table:style-name="Default" office:value-type="string">
            <text:p>option_delete</text:p>
          </table:table-cell>
          <table:table-cell/>
          <table:table-cell table:style-name="Default" office:value-type="string">
            <text:p>wing_delete</text:p>
          </table:table-cell>
          <table:table-cell/>
          <table:table-cell table:style-name="Default" office:value-type="string">
            <text:p>has_23</text:p>
          </table:table-cell>
          <table:table-cell/>
          <table:table-cell table:style-name="Default" office:value-type="string">
            <text:p>on_road</text:p>
          </table:table-cell>
          <table:table-cell/>
          <table:table-cell table:style-name="Default" office:value-type="string">
            <text:p>deceased</text:p>
          </table:table-cell>
          <table:table-cell/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GF103683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GF169194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GF116313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EF100980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168879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EF101039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GF207463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B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FF154357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GF11381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EF112005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EF104279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EF133376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EF114255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FF176224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FF148247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EF144171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GF220648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FF153356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?EF129622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GF232154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EF115302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GF128776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FF244595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FF239436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EF128628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EF101500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21166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FF237429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B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FF232221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GF19851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GF19763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GF118131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GF163758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FF149847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FF149330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EF116277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B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EF134693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FF156429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EF114218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FF122590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18144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GF102551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GF230306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GF10229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GF154569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EF119990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EF113288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GF13193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D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GF23608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GF203878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GF225384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FF115788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4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EF144740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EF103139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229907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104714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EF142879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EF102985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FF152916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GF192529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GF12597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FF149431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B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FF148336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GF178323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GF17396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4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GF173603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EF175198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GF12590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FF123244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B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EF141822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EF100440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EF115892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GF22970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EF100480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GF138709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?GF15415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FF152706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FF154074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GF105693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EF129688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FF145917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FF14933?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GF19997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D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EF102268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B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EF114628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GF185386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EF100182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EF145761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GF13870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FF176240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4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FF240431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GF225356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FF150332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EF140655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EF150643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GF24622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B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GF12983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FF149435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128124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EF146790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EF118288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GF222466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EF102844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EF140803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EF219659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GF11114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GF21673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GF102783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GF214367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GF20740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GF169231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EF211300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GF154287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D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GF178238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229731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B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FF123231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B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GF169085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&amp;EF116286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EFI35174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GF18538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GF235251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EF113793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EF113540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FF153104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FF235872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GF21160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FF153944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GF224048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GF208107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FF119250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4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GF20477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EF125853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GF220724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10170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GF168453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D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GF19429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B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GF14992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EF145350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EF146491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GF16923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EF132240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FF144232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B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126227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EF114643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GF11805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EF144776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EF113563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EF115982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FF182515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FF149408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GF215659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EF175831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FF148300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B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EF115976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FF232911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EF174036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EF117785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EF221118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EF117132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EF165433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EF131122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EF129824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GF156624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GF212588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GF216536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FF243400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GF109009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D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EF119472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EF128953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EF140294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GF11373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EF118802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EF143882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EF175197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GF17910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EF145769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EF127514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GF104314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GF232436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GF178844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EF131827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GF242297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EF126838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EF148299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GF169744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EF114501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FF149775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EF142447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FF149772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EF148018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D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GF142954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GF13301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EF142422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EF144061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GF25351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GF113528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FF100086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D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EF125884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FF149149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GF113357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D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GF10719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GF206893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7B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EF100141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EF148173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GF242264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224674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FF139229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GF213381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EF131834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FF149845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EF148172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GF244951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D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EF141503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GF198743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GF216178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FF149395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GF236766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EF126882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EF101075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GF102178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GF21263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FF149644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EF115411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GF138857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GF16681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D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EF144371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GF216226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D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EF114186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GF169447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EF163512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EF218704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EF133813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GF23525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GF111451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FF125618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GF19813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FF244593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EF139449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D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GF232327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D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EF157378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EF101531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EF132173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T28T1FF135417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B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6FI68444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GF204509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GF190893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EF133747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GF181216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FF150309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GF176721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24097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EF139922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EF211864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EF102141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EF127746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EF127422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FF148294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FF153847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EF119654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EF100029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177694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GF218043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FF230518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4E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EF203374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FF148253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B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GF246379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GF198677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EF143435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EF134854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GF196896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GF19864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GF14246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FF149879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EF101484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FF176245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FF152664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B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6F154517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EF151289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GF142771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EF146792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GF232151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GF146983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GF246287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4E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GF241179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D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EF141136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EF141510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EF132203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GF143029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GF232441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FF110914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GF17712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FF118946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GF231986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EF149117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B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GF21804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EF119233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10427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FF149654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GF204323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EF122057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EF196790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EF100054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FF239346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FF233529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GF12208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GF213708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GF105746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GF23251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GF224963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EF119506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EF141296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FF237316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GF109896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EF141499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EF100312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FF150510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FF151239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GF19819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GF17377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EF113685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FF232554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EF129876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EF126775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6F180211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110464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FF236364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EF137249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GF10255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GF110326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EF125218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EF129441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FF244588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215408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7B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EF144788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GF16946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EF152306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EF100027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FF233942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21537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GF17792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GF19339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GF16979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GF20810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D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GF105749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B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GF21560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GF11227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EF146597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EF128045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GF206298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EF100982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Unknown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GF211833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18021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GF19496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FF160165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EF111398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GF15315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GF168894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EF114744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GF13614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GF142239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GF224554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7B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GF12213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FF153926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GF178331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FF152564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EF101707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126308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EF129856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EF147662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13525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GF248813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GF21157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D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EF124493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GF147154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FF232903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EF143324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FF246084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EF134424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FF100805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GF178364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GF150029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GF149921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FF176002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D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GF169138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FF152595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EF173171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EF124984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EF116003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GF121251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GF12208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GF11436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GF185076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FF244598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GF24050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EF122271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EF134857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FF135417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B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GF246048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GF16814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EF101744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FF149622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ZGF18935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D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GF23235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GF173246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FF230495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B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EFAA4139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D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EF130296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EF112089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FF149768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FF244247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GF219773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FF239068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GF187396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D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GF242359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FF152140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FF118820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GF180721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EF114139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GF198864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D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EF142260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GF116793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EF101561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EF113544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EF216593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GF110196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EF144079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EF134624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EF174061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FF237602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EF139156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GF224939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EF127845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GF241453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GF16907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EF140293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FF233948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GF126299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GF107646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FF230591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GF216636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EF133642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EF145400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GF203448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EF141225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EF134957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FF125086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EF129399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242107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EF142478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FF152935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EF143675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EF153751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GF17727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4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GF22122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GF20719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GF191804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FF153380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GF218428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FF153791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EF100177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EF100154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EF101615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EF100300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EF116410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GF177246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FF233621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19170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FF149661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GF224713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7B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FF176236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4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GF215329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GF241690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FF150928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FF151561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GF23214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7B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GF223223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EF140170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GF150583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EF143287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FF152446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FF240188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GF21441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GF224673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EF100407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EF100550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EF124676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EF128990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EF129316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EF119283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EF134855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EF135018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EF102261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EF113617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FF154378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FF240328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EF101650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EF131718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FF245070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FF175998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B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FF176231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4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FF176239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4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FF176242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GF246227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GF236323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GF215276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GF216721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GF23654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GF24250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7B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EF126963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FF148306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FF233626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B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GF21346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GF169779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GF232988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7B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GF232989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7B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GF232549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232211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GF23215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GF23196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GF22834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D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GF22537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FF244610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FF244599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FF238696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EF100950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EF101401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EF102595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EF103723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EF104119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EF104173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EF110350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EF113130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EF114105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EF119455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EF121718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EF129622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EF129866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EF132078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EF132240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EF132324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EF133753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EF133768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EF139871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EF140207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EF142386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EF142595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EF143896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EF144225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EF144793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EF145723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EF148695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EF152510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EF179081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EF198655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EF206367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FF172730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FF240422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B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GF18142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GF16304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B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GF154258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GF154564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GF157179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D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198531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GF209321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112733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GF10773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GF110193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FF129889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FF136901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FF150347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FF155375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B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FF150349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EF101518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FF150892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EF129524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GF14342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D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GF244203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GF15720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EF143351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EF113731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EF144789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GF173976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GF194769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FF242167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GF242498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GF24367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D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FF132496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EF134665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EF116310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GF182594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EF100182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EF101515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GF196354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EF102012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EF129642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EF134807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GF14310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GF216614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FF231429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EF118804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EF135907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F28TXGF113417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GF113417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FF153536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FF116062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EF133286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GF22311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B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GF181219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EF100565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GF129654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EF100525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FF238915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GF166276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42E9KF194165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GF141816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GF10991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GF15522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GF102291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GF168939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EF146904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B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GF242441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EF110131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GF18146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EF141522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GF22455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GF19886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D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OGF194556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IFABP28TOGF194556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GF169099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GF106189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EF104479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GF169027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EF118022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GF197880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101340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GF118015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EF133796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EF102715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FF239430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PB28T2EF169027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PB28T2GF169027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EF114043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BFF145880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FF230237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FF153135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ZEF145769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GF19789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120797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FF149627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FF233792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FF103538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21886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EF103758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GF167839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EF132048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EF141191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D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OFF159594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FF243330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FF117412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4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EF129147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GF232724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GF168883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GF11679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GF103106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6F168883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FF138624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GF153053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EF129684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EF151741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GF169761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GF18147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GF162636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FF176229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4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GF130614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GF19825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FF230595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B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GF11802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EF134326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GF24088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FF101012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EF127697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EF104172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FF234026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GF142288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GF16263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FF149776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FF114503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EF134908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O28T7GF198510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GF118161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GF154517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FF152569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GF117660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GF169439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EF102896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FF231071</text:p>
          </table:table-cell>
          <table:table-cell office:value-type="string">
            <text:p>', '</text:p>
          </table:table-cell>
          <table:table-cell office:value-type="float" office:value="1985.5">
            <text:p>1985.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GF222401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11808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8BP28T6GF11831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GF19868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EF113198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GF232162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GF198256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FF230758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GF180239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EF139408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1BP2816EF133449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16EF133449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EF133449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128916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GF179461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GF168875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EF104176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EF134988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AFF148243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4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GF201617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GF22338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EF101809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EF100182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GF198249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EF113152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GF116464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EF131833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FF149663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GF215286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FF143876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EF100986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D7HU16D64J207215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245551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EF114126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FF252170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FF252160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FF252180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GF153052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EF102492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138684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EFI4478I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GF212085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EF133372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OEF103014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EF148345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FF154030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EF141173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EF149986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EF193892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EF146490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EF100128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FF148371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B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EF114063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EF134150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EF207269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EF125738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GF24612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GF241666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GF13471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165643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EF144804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FF235780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16900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GF180211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GF23234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FF108881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IFABP28T6FF153900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GF244203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224688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GF215667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EF139035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215358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D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GF122308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EF135945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EF191800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EF112980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9W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EF220416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EF186529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GF102756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0GF27431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GF198089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6GF203230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9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FF120375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B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GF110102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D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GF230088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EF140598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1C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FF148304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3FF154034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1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9FF239068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EF117092</text:p>
          </table:table-cell>
          <table:table-cell office:value-type="string">
            <text:p>', '</text:p>
          </table:table-cell>
          <table:table-cell office:value-type="float" office:value="1984">
            <text:p>1984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table:style-name="Default" office:value-type="string">
            <text:p>NULL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2GF169853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R</text:p>
          </table:table-cell>
          <table:table-cell office:value-type="string">
            <text:p>','</text:p>
          </table:table-cell>
          <table:table-cell office:value-type="string">
            <text:p>Leather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GF117567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8GFLL0886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G4AS2709EK507499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6T1GF246048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BT1GF246048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5FF237190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7GF232428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1FF149074</text:p>
          </table:table-cell>
          <table:table-cell office:value-type="string">
            <text:p>', 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NULL</text:p>
          </table:table-cell>
          <table:table-cell office:value-type="string">
            <text:p>','</text:p>
          </table:table-cell>
          <table:table-cell office:value-type="string">
            <text:p>NULL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4FF148243</text:p>
          </table:table-cell>
          <table:table-cell office:value-type="string">
            <text:p>', '</text:p>
          </table:table-cell>
          <table:table-cell office:value-type="float" office:value="1985">
            <text:p>1985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4E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registry_car (vin, year, slappers, color, interior, sunroof, comp_prep, option_delete, wing_delete, has_23, on_road, deceased) VALUES ('</text:p>
          </table:table-cell>
          <table:table-cell office:value-type="string">
            <text:p>1FABP28TXGF143811</text:p>
          </table:table-cell>
          <table:table-cell office:value-type="string">
            <text:p>', '</text:p>
          </table:table-cell>
          <table:table-cell office:value-type="float" office:value="1986">
            <text:p>1986</text:p>
          </table:table-cell>
          <table:table-cell office:value-type="string">
            <text:p>',</text:p>
          </table:table-cell>
          <table:table-cell office:value-type="boolean" office:boolean-value="false">
            <text:p>FALSE</text:p>
          </table:table-cell>
          <table:table-cell office:value-type="string">
            <text:p>,'</text:p>
          </table:table-cell>
          <table:table-cell office:value-type="string">
            <text:p>2A</text:p>
          </table:table-cell>
          <table:table-cell office:value-type="string">
            <text:p>','</text:p>
          </table:table-cell>
          <table:table-cell office:value-type="string">
            <text:p>Cloth</text:p>
          </table:table-cell>
          <table:table-cell office:value-type="string">
            <text:p>'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true">
            <text:p>TRUE</text:p>
          </table:table-cell>
          <table:table-cell office:value-type="string">
            <text:p>,</text:p>
          </table:table-cell>
          <table:table-cell office:value-type="boolean" office:boolean-value="false">
            <text:p>FALSE</text:p>
          </table:table-cell>
          <table:table-cell office:value-type="string">
            <text:p>)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9/24/2014</text:date>, <text:time>21:5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4T21:50:25</dc:date>
    <meta:generator>LibreOffice/3.4$Unix LibreOffice_project/340m1$Build-402</meta:generator>
    <meta:editing-duration>PT49M17S</meta:editing-duration>
    <meta:editing-cycles>1</meta:editing-cycles>
    <meta:document-statistic meta:table-count="1" meta:cell-count="19937" meta:object-count="0"/>
  </office:meta>
</office:document-meta>
</file>